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arial" svg:font-family="arial" style:font-family-generic="swiss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3" style:family="table-row">
      <style:table-row-properties style:min-row-height="1.0688in"/>
    </style:style>
    <style:style style:name="Table2.14" style:family="table-row">
      <style:table-row-properties style:min-row-height="0.8889in"/>
    </style:style>
    <style:style style:name="Table2.15" style:family="table-row">
      <style:table-row-properties style:min-row-height="0.8688in"/>
    </style:style>
    <style:style style:name="Table2.16" style:family="table-row">
      <style:table-row-properties style:min-row-height="0.625in"/>
    </style:style>
    <style:style style:name="Table1" style:family="table">
      <style:table-properties style:width="6.7479in" fo:margin-left="0in" table:align="left"/>
    </style:style>
    <style:style style:name="Table1.A" style:family="table-column">
      <style:table-column-properties style:column-width="6.7479in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715in" table:align="margins"/>
    </style:style>
    <style:style style:name="Table3.A" style:family="table-column">
      <style:table-column-properties style:column-width="6.6715in" style:rel-column-width="65535*"/>
    </style:style>
    <style:style style:name="Table3.A1" style:family="table-cell">
      <style:table-cell-properties style:vertical-align="middle" fo:padding="0.0382in" fo:border="0.05pt solid #000000"/>
    </style:style>
    <style:style style:name="Table3" style:family="table">
      <style:table-properties style:width="6.6715in" table:align="margins"/>
    </style:style>
    <style:style style:name="Table3.A" style:family="table-column">
      <style:table-column-properties style:column-width="6.6715in" style:rel-column-width="65535*"/>
    </style:style>
    <style:style style:name="Table3.A1" style:family="table-cell">
      <style:table-cell-properties style:vertical-align="middle" fo:padding="0.0382in" fo:border="0.05pt solid #000000"/>
    </style:style>
    <style:style style:name="P1" style:family="paragraph" style:parent-style-name="Header">
      <style:text-properties style:font-name="Verdana1" fo:font-size="8pt" style:font-size-asian="8pt" style:font-size-complex="8pt"/>
    </style:style>
    <style:style style:name="P2" style:family="paragraph" style:parent-style-name="Footer">
      <style:text-properties style:font-name="Verdana1"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  <style:text-properties style:font-name="Verdana1" fo:font-size="8pt" officeooo:rsid="001f308c" officeooo:paragraph-rsid="001f308c" style:font-size-asian="8pt" style:font-size-complex="8pt"/>
    </style:style>
    <style:style style:name="P4" style:family="paragraph" style:parent-style-name="Text_20_body">
      <style:paragraph-properties fo:text-align="center" style:justify-single-word="false"/>
      <style:text-properties fo:font-style="italic" officeooo:rsid="001adbb2" officeooo:paragraph-rsid="001adbb2" style:font-style-asian="italic" style:font-style-complex="italic"/>
    </style:style>
    <style:style style:name="P5" style:family="paragraph" style:parent-style-name="Text_20_body">
      <style:paragraph-properties fo:text-align="start" style:justify-single-word="false"/>
      <style:text-properties fo:font-style="italic" officeooo:rsid="001adbb2" officeooo:paragraph-rsid="001adbb2" style:font-style-asian="italic" style:font-style-complex="italic"/>
    </style:style>
    <style:style style:name="P6" style:family="paragraph" style:parent-style-name="Text_20_body">
      <style:paragraph-properties fo:text-align="start" style:justify-single-word="false"/>
      <style:text-properties fo:font-style="italic" officeooo:rsid="001adbb2" officeooo:paragraph-rsid="002b6dbf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778c2" officeooo:paragraph-rsid="0030fb9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2778c2" officeooo:paragraph-rsid="0030fb90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778c2" officeooo:paragraph-rsid="003295bc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7ebc5" officeooo:paragraph-rsid="003295bc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rsid="0027ebc5" officeooo:paragraph-rsid="002b6dbf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339e8" officeooo:paragraph-rsid="002b6dbf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339e8" officeooo:paragraph-rsid="003295b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2b6dbf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paragraph-rsid="002b6db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30fb90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paragraph-rsid="0030fb90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fo:font-size="12pt" officeooo:paragraph-rsid="003221a1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color="#000000" loext:opacity="100%" style:font-name="arial" fo:font-size="12pt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paragraph-rsid="003295bc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rsid="00238321" officeooo:paragraph-rsid="003221a1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rsid="00238321" officeooo:paragraph-rsid="003275b6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Verdana" officeooo:paragraph-rsid="002339e8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Verdana" officeooo:paragraph-rsid="002778c2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style:font-name="Verdana" officeooo:paragraph-rsid="0027ebc5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Verdana" fo:font-size="14pt" officeooo:rsid="002778c2" officeooo:paragraph-rsid="0030fb90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Verdana" fo:font-size="14pt" officeooo:rsid="002778c2" officeooo:paragraph-rsid="003295bc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Verdana" fo:font-size="14pt" officeooo:rsid="0027ebc5" officeooo:paragraph-rsid="003295bc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font-name="Verdana" fo:font-size="14pt" officeooo:rsid="0027ebc5" officeooo:paragraph-rsid="0030fb90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Verdana" fo:font-size="14pt" officeooo:paragraph-rsid="003221a1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Verdana" fo:font-size="14pt" officeooo:paragraph-rsid="0033c061"/>
    </style:style>
    <style:style style:name="P32" style:family="paragraph" style:parent-style-name="Text_20_body">
      <style:paragraph-properties fo:text-align="start" style:justify-single-word="false"/>
      <style:text-properties fo:color="#000000" loext:opacity="100%" style:font-name="Verdana" fo:font-size="14pt" officeooo:paragraph-rsid="003295bc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style:font-name="Verdana" fo:font-size="14pt" officeooo:paragraph-rsid="002fb292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style:font-name="Verdana" fo:font-size="14pt" officeooo:paragraph-rsid="0030fb90"/>
    </style:style>
    <style:style style:name="P35" style:family="paragraph" style:parent-style-name="Standard">
      <style:text-properties fo:color="#000000" loext:opacity="100%" style:font-name="Verdana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style:font-name="Verdana" fo:font-size="11pt" officeooo:rsid="00238321"/>
    </style:style>
    <style:style style:name="P37" style:family="paragraph" style:parent-style-name="Text_20_body">
      <style:paragraph-properties fo:text-align="start" style:justify-single-word="false"/>
      <style:text-properties fo:color="#000000" loext:opacity="100%" style:font-name="Verdana" fo:font-size="11pt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style:font-name="Verdana" fo:font-size="11pt" officeooo:paragraph-rsid="0030fb90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14pt" fo:font-weight="bold" officeooo:rsid="002339e8" officeooo:paragraph-rsid="0023832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14pt" fo:font-weight="bold" officeooo:rsid="002524f7" officeooo:paragraph-rsid="002524f7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14pt" fo:font-weight="bold" officeooo:rsid="002778c2" officeooo:paragraph-rsid="002778c2" style:font-weight-asian="bold" style:font-weight-complex="bold"/>
    </style:style>
    <style:style style:name="P42" style:family="paragraph" style:parent-style-name="Standard">
      <style:text-properties style:font-name="Verdana" officeooo:paragraph-rsid="002778c2"/>
    </style:style>
    <style:style style:name="P43" style:family="paragraph" style:parent-style-name="Table_20_Contents">
      <style:paragraph-properties fo:text-align="center" style:justify-single-word="false"/>
      <style:text-properties style:text-position="0% 100%" style:font-name="Verdana" fo:font-size="14pt" fo:font-weight="bold" officeooo:rsid="0025e748" officeooo:paragraph-rsid="0025e748" style:font-weight-asian="bold" style:font-weight-complex="bold"/>
    </style:style>
    <style:style style:name="P44" style:family="paragraph" style:parent-style-name="Standard">
      <style:text-properties officeooo:paragraph-rsid="0033c061"/>
    </style:style>
    <style:style style:name="P45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rsid="00238321" officeooo:paragraph-rsid="00353a16" style:font-size-asian="12pt" style:font-size-complex="12pt"/>
    </style:style>
    <style:style style:name="P46" style:family="paragraph" style:parent-style-name="Text_20_body">
      <style:paragraph-properties fo:text-align="start" style:justify-single-word="false"/>
      <style:text-properties fo:color="#000000" loext:opacity="100%" style:font-name="arial" fo:font-size="12pt" officeooo:rsid="002339e8" officeooo:paragraph-rsid="00353a16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2778c2" officeooo:paragraph-rsid="0030fb90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Verdana" fo:font-size="14pt" officeooo:rsid="002778c2" officeooo:paragraph-rsid="0030fb90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339e8" officeooo:paragraph-rsid="00353a16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font-name="arial" fo:font-size="12pt" officeooo:rsid="002778c2" officeooo:paragraph-rsid="00353a16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font-name="Verdana" fo:font-size="14pt" officeooo:rsid="002339e8" officeooo:paragraph-rsid="003295bc"/>
    </style:style>
    <style:style style:name="T1" style:family="text">
      <style:text-properties officeooo:rsid="00142c9c"/>
    </style:style>
    <style:style style:name="T2" style:family="text">
      <style:text-properties officeooo:rsid="001cfd06"/>
    </style:style>
    <style:style style:name="T3" style:family="text">
      <style:text-properties officeooo:rsid="0021d7a7"/>
    </style:style>
    <style:style style:name="T4" style:family="text">
      <style:text-properties style:font-name="Verdana1" fo:font-size="10pt" fo:language="ca" fo:country="ES" fo:font-style="normal" style:text-underline-style="none" fo:font-weight="bold" officeooo:rsid="002b6dbf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Verdana1" fo:font-size="10pt" fo:language="ca" fo:country="ES" fo:font-style="normal" style:text-underline-style="none" fo:font-weight="bold" officeooo:rsid="002cbf2e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officeooo:rsid="0027ebc5"/>
    </style:style>
    <style:style style:name="T7" style:family="text">
      <style:text-properties officeooo:rsid="0029eb3c"/>
    </style:style>
    <style:style style:name="T8" style:family="text">
      <style:text-properties fo:font-size="13pt"/>
    </style:style>
    <style:style style:name="T9" style:family="text">
      <style:text-properties fo:font-size="13pt" officeooo:rsid="0025e748"/>
    </style:style>
    <style:style style:name="T10" style:family="text">
      <style:text-properties fo:font-size="13pt" officeooo:rsid="002778c2"/>
    </style:style>
    <style:style style:name="T11" style:family="text">
      <style:text-properties fo:font-size="13pt" officeooo:rsid="0029eb3c"/>
    </style:style>
    <style:style style:name="T12" style:family="text">
      <style:text-properties fo:font-size="13pt" officeooo:rsid="00238321"/>
    </style:style>
    <style:style style:name="T13" style:family="text">
      <style:text-properties fo:font-size="14pt"/>
    </style:style>
    <style:style style:name="T14" style:family="text">
      <style:text-properties officeooo:rsid="002778c2"/>
    </style:style>
    <style:style style:name="T15" style:family="text">
      <style:text-properties officeooo:rsid="0025e748"/>
    </style:style>
    <style:style style:name="T16" style:family="text">
      <style:text-properties officeooo:rsid="002524f7"/>
    </style:style>
    <style:style style:name="T1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4"/></text:span></text:p>
      <text:p text:style-name="P6"><text:span text:style-name="Strong_20_Emphasis"><text:span text:style-name="T5">1. </text:span></text:span><text:span text:style-name="Strong_20_Emphasis"><text:span text:style-name="T4">Clasifica las siguientes características de acuerdo al ciclo de vida al que correspondan (grupos)</text:span></text:span></text:p>
      <text:p text:style-name="P6"><text:span text:style-name="Strong_20_Emphasis"><text:span text:style-name="T4"/></text:span></text:p>
      <table:table table:name="Table2" table:style-name="Table2">
        <table:table-column table:style-name="Table2.A"/>
        <table:table-row table:style-name="TableLine93868092278288">
          <table:table-cell table:style-name="Table2.A1" office:value-type="string">
            <text:p text:style-name="P15"><text:span text:style-name="T15">E</text:span>stá pensado para proyectos largos, caros y complicados</text:p>
          </table:table-cell>
        </table:table-row>
        <table:table-row table:style-name="TableLine93868092260624">
          <table:table-cell table:style-name="Table2.A2" office:value-type="string">
            <text:p text:style-name="P11">Enfatiza la documentación de las diferentes fases del proyecto</text:p>
          </table:table-cell>
        </table:table-row>
        <table:table-row table:style-name="TableLine93868091715088">
          <table:table-cell table:style-name="Table2.A2" office:value-type="string">
            <text:p text:style-name="P14">Los usuarios pueden utilizar los incrementos iniciales como prototipos.</text:p>
          </table:table-cell>
        </table:table-row>
        <table:table-row table:style-name="TableLine93868091715632">
          <table:table-cell table:style-name="Table2.A2" office:value-type="string">
            <text:p text:style-name="P16">Se obtiene un aprendizaje en cada iteración que es aplicado en el desarrollo del producto</text:p>
          </table:table-cell>
        </table:table-row>
        <table:table-row table:style-name="TableLine93868091716272">
          <table:table-cell table:style-name="Table2.A2" office:value-type="string">
            <text:p text:style-name="P17"><text:span text:style-name="T14">L</text:span>os periodos de tiempo se miden en semanas más que en meses y el trabajo se realiza de una forma colaborativa.</text:p>
          </table:table-cell>
        </table:table-row>
        <table:table-row table:style-name="TableLine93868091716896">
          <table:table-cell table:style-name="Table2.A2" office:value-type="string">
            <text:p text:style-name="P18">Mediante este modelo se genera software operativo <text:span text:style-name="T7">pero incompleto </text:span>de forma rápida y en etapas <text:span text:style-name="T6">muy </text:span>tempranas del ciclo de vida. </text:p>
          </table:table-cell>
        </table:table-row>
        <table:table-row table:style-name="TableLine93868091717552">
          <table:table-cell table:style-name="Table2.A2" office:value-type="string">
            <text:p text:style-name="P8">Se van añadiendo funcionalidades ya planificadas al software.</text:p>
          </table:table-cell>
        </table:table-row>
        <table:table-row table:style-name="TableLine93868091718208">
          <table:table-cell table:style-name="Table2.A2" office:value-type="string">
            <text:p text:style-name="P7">Máxima implicación del cliente en el proyecto.</text:p>
          </table:table-cell>
        </table:table-row>
        <table:table-row table:style-name="TableLine93868091718912">
          <table:table-cell table:style-name="Table2.A2" office:value-type="string">
            <text:p text:style-name="P21">Se considera un modelo pobre para proyectos complejos, largos y con riesgo de cambio.</text:p>
          </table:table-cell>
        </table:table-row>
        <table:table-row table:style-name="TableLine93868091719536">
          <table:table-cell table:style-name="Table2.A2" office:value-type="string">
            <text:p text:style-name="P22"><text:span text:style-name="T14">E</text:span>l análisis de riesgos <text:span text:style-name="T14">es </text:span>una de las tareas principales, <text:span text:style-name="T14">lo que</text:span> exige un alto nivel de experiencia <text:span text:style-name="T14">de</text:span> los analistas de riesgos.</text:p>
          </table:table-cell>
        </table:table-row>
        <table:table-row table:style-name="TableLine93868091720160">
          <table:table-cell table:style-name="Table2.A2" office:value-type="string">
            <text:p text:style-name="P19"><text:span text:style-name="T16">A</text:span>l no ser necesario tener los requisitos definidos desde el principio pueden surgir problemas relacionados con la arquitectura. </text:p>
          </table:table-cell>
        </table:table-row>
        <table:table-row table:style-name="TableLine93868091720864">
          <table:table-cell table:style-name="Table2.A2" office:value-type="string">
            <text:p text:style-name="P10">Se utiliza en entornos muy cambiantes y con equipos altamente implicados.</text:p>
          </table:table-cell>
        </table:table-row>
        <table:table-row table:style-name="Table2.13">
          <table:table-cell table:style-name="Table2.A2" office:value-type="string">
            <text:p text:style-name="P20">Este modelo se suele utilizar en proyectos en los que los requisitos no están <text:span text:style-name="T7">del todo </text:span>claros por parte del usuario,lo que hace necesaria la creación de distintos prototipos para presentarlos y conseguir la conformidad del cliente.</text:p>
          </table:table-cell>
        </table:table-row>
        <table:table-row table:style-name="Table2.14">
          <table:table-cell table:style-name="Table2.A2" office:value-type="string">
            <text:p text:style-name="P12">Difícilmente un cliente va a establecer todos los requisitos al principio lo que conllevará cambios y retrasará el proyecto.</text:p>
          </table:table-cell>
        </table:table-row>
        <table:table-row table:style-name="Table2.15">
          <table:table-cell table:style-name="Table2.A2" office:value-type="string">
            <text:p text:style-name="P9">Incorpora características del ciclo de vida iterativo e incremental.</text:p>
          </table:table-cell>
        </table:table-row>
        <table:table-row table:style-name="Table2.16">
          <table:table-cell table:style-name="Table2.A2" office:value-type="string">
            <text:p text:style-name="P13">Es apropiado para proyectos muy estables y requisitos no cambiantes.</text:p>
          </table:table-cell>
        </table:table-row>
      </table:table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oft-page-break/><text:span text:style-name="Strong_20_Emphasis"><text:span text:style-name="T4"/></text:span></text:p>
      <text:p text:style-name="P6"><text:span text:style-name="Strong_20_Emphasis"><text:span text:style-name="T4"/></text:span></text:p>
      <table:table table:name="Table1" table:style-name="Table1">
        <table:table-column table:style-name="Table1.A"/>
        <table:table-row table:style-name="TableLine93868092101712">
          <table:table-cell table:style-name="Table1.A1" office:value-type="string">
            <text:p text:style-name="P39">CICLO DE VIDA EN CASCADA</text:p>
          </table:table-cell>
        </table:table-row>
        <table:table-row table:style-name="TableLine93868092684624">
          <table:table-cell table:style-name="Table1.A2" office:value-type="string">
            <text:p text:style-name="P23"/>
            <text:p text:style-name="P29">Enfatiza la documentación de las diferentes fases del proyecto</text:p>
          </table:table-cell>
        </table:table-row>
        <table:table-row table:style-name="TableLine93868092685536">
          <table:table-cell table:style-name="Table1.A2" office:value-type="string">
            <text:p text:style-name="P26"/>
            <text:p text:style-name="P49">Es apropiado para proyectos muy estables y requisitos no cambiantes.</text:p>
          </table:table-cell>
        </table:table-row>
        <table:table-row table:style-name="TableLine93868092686080">
          <table:table-cell table:style-name="Table1.A2" office:value-type="string">
            <text:p text:style-name="P36"/>
            <text:p text:style-name="P45"><text:span text:style-name="T8">Se considera un modelo pobre para proyectos complejos, largos y con riesgo de cambio.</text:span></text:p>
          </table:table-cell>
        </table:table-row>
        <table:table-row table:style-name="TableLine93868092686720">
          <table:table-cell table:style-name="Table1.A2" office:value-type="string">
            <text:p text:style-name="P51">Es apropiado para proyectos muy estables y requisitos no cambiantes.</text:p>
            <text:p text:style-name="P51"/>
            <text:p text:style-name="P51"/>
            <text:p text:style-name="P49">Difícilmente un cliente va a establecer todos los requisitos al principio lo que conllevará cambios y retrasará el proyecto.</text:p>
            <text:p text:style-name="P25"/>
          </table:table-cell>
        </table:table-row>
        <table:table-row table:style-name="TableLine93868092687264">
          <table:table-cell table:style-name="Table1.A2" office:value-type="string">
            <text:p text:style-name="P40">CICLO DE VIDA ITERATIVO</text:p>
          </table:table-cell>
        </table:table-row>
        <table:table-row table:style-name="TableLine93868092687760">
          <table:table-cell table:style-name="Table1.A2" office:value-type="string">
            <text:p text:style-name="P31">Se obtiene un aprendizaje en cada iteración que es aplicado en el desarrollo del producto. </text:p>
          </table:table-cell>
        </table:table-row>
        <table:table-row table:style-name="TableLine93868092688416">
          <table:table-cell table:style-name="Table1.A2" office:value-type="string">
            <text:p text:style-name="P32"><text:span text:style-name="T8">Este modelo se suele utilizar en proyectos en los que los requisitos no están </text:span><text:span text:style-name="T11">del todo </text:span><text:span text:style-name="T8">claros por parte del usuario,lo que hace necesaria la creación de distintos prototipos para presentarlos y conseguir la conformidad del cliente.</text:span></text:p>
            <text:p text:style-name="P35"/>
          </table:table-cell>
        </table:table-row>
        <table:table-row table:style-name="TableLine93868092689120">
          <table:table-cell table:style-name="Table1.A2" office:value-type="string">
            <text:p text:style-name="P46">Este modelo se suele utilizar en proyectos en los que los requisitos no están <text:span text:style-name="T7">del todo </text:span>claros por parte del usuario,lo que hace necesaria la creación de distintos prototipos para presentarlos y conseguir la conformidad del cliente.</text:p>
            <text:p text:style-name="P37"/>
          </table:table-cell>
        </table:table-row>
        <table:table-row table:style-name="TableLine93868092689744">
          <table:table-cell table:style-name="Table1.A2" office:value-type="string">
            <text:p text:style-name="P40">CICLO DE VIDA INCREMENTAL</text:p>
          </table:table-cell>
        </table:table-row>
        <table:table-row table:style-name="TableLine93868092690368">
          <table:table-cell table:style-name="Table1.A2" office:value-type="string">
            <text:p text:style-name="P35"/>
            <text:p text:style-name="P31"/>
            <table:table table:name="Table3" table:style-name="Table3">
              <table:table-column table:style-name="Table3.A"/>
              <table:table-row table:style-name="TableLine93868091980416">
                <table:table-cell table:style-name="Table3.A1" office:value-type="string">
                  <text:p text:style-name="P31">Los usuarios pueden utilizar los incrementos iniciales como prototipos.</text:p>
                </table:table-cell>
              </table:table-row>
            </table:table>
            <text:p text:style-name="P44"/>
          </table:table-cell>
        </table:table-row>
        <table:table-row table:style-name="TableLine93868092691072">
          <table:table-cell table:style-name="Table1.A2" office:value-type="string">
            <text:p text:style-name="P35"/>
            <text:p text:style-name="P30">Mediante este modelo se genera software operativo <text:span text:style-name="T7">pero </text:span><text:soft-page-break/><text:span text:style-name="T7">incompleto </text:span>de forma rápida y en etapas <text:span text:style-name="T6">muy </text:span>tempranas del ciclo de vida. </text:p>
          </table:table-cell>
        </table:table-row>
        <table:table-row table:style-name="TableLine93868092691776">
          <table:table-cell table:style-name="Table1.A2" office:value-type="string">
            <text:p text:style-name="P8">Se van añadiendo funcionalidades ya planificadas al software.</text:p>
          </table:table-cell>
        </table:table-row>
        <table:table-row table:style-name="TableLine93868092692480">
          <table:table-cell table:style-name="Table1.A2" office:value-type="string">
            <text:p text:style-name="P43">CICLO DE VIDA EN ESPIRAL</text:p>
          </table:table-cell>
        </table:table-row>
        <table:table-row table:style-name="TableLine93868092693184">
          <table:table-cell table:style-name="Table1.A2" office:value-type="string">
            <text:p text:style-name="P37"/>
            <text:p text:style-name="P33"><text:span text:style-name="T9">E</text:span><text:span text:style-name="T8">stá pensado para proyectos largos, caros y complicados</text:span></text:p>
          </table:table-cell>
        </table:table-row>
        <table:table-row table:style-name="TableLine93868092693888">
          <table:table-cell table:style-name="Table1.A2" office:value-type="string">
            <text:p text:style-name="P27">Incorpora características del ciclo de vida iterativo e incremental</text:p>
            <text:p text:style-name="P38"><text:s/><text:span text:style-name="T13"><text:s/></text:span></text:p>
          </table:table-cell>
        </table:table-row>
        <table:table-row table:style-name="TableLine93868092694592">
          <table:table-cell table:style-name="Table1.A2" office:value-type="string">
            <text:p text:style-name="P48">Se van añadiendo funcionalidades ya planificadas al software</text:p>
            <text:p text:style-name="P48"/>
            <text:p text:style-name="P45"><text:span text:style-name="T14">E</text:span>l análisis de riesgos <text:span text:style-name="T14">es </text:span>una de las tareas principales, <text:span text:style-name="T14">lo que</text:span> exige un alto nivel de experiencia <text:span text:style-name="T14">de</text:span> los analistas de riesgos.</text:p>
            <text:p text:style-name="P24"/>
          </table:table-cell>
        </table:table-row>
        <table:table-row table:style-name="TableLine93868092695840">
          <table:table-cell table:style-name="Table1.A18" office:value-type="string">
            <text:p text:style-name="P41">CICLO DE VIDA <text:span text:style-name="T6">ADAPTATIVOS O ÁGILES</text:span></text:p>
          </table:table-cell>
        </table:table-row>
        <table:table-row table:style-name="TableLine93868092696912">
          <table:table-cell table:style-name="Table1.A19" office:value-type="string">
            <text:p text:style-name="P34"><text:span text:style-name="T10">L</text:span><text:span text:style-name="T8">os periodos de tiempo se miden en semanas más que en meses y el trabajo se realiza de una forma colaborativa.</text:span></text:p>
          </table:table-cell>
        </table:table-row>
        <table:table-row table:style-name="TableLine93868092697984">
          <table:table-cell table:style-name="Table1.A20" office:value-type="string">
            <text:p text:style-name="P50"><text:span text:style-name="T12">Máxima implicación del cliente en el proyecto.</text:span></text:p>
            <text:p text:style-name="P24"/>
          </table:table-cell>
        </table:table-row>
        <table:table-row table:style-name="TableLine93868092675152">
          <table:table-cell table:style-name="Table1.A21" office:value-type="string">
            <text:p text:style-name="P28">Se utiliza en entornos muy cambiantes y con equipos altamente implicados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roman" style:font-pitch="variable"/>
    <style:font-face style:name="Mangal2" svg:font-family="Mangal"/>
    <style:font-face style:name="Microsoft YaHei" svg:font-family="'Microsoft YaHei'" style:font-family-generic="system" style:font-pitch="variable"/>
    <style:font-face style:name="Open Sans" svg:font-family="'Open Sans'" style:font-family-generic="roman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1" style:display-name="Impress~LT~Gliederung 1" style:family="paragraph" style:default-outline-level="">
      <style:paragraph-properties fo:margin-left="0in" fo:margin-right="0in" fo:margin-top="0in" fo:margin-bottom="0.261in" style:contextual-spacing="false" fo:text-align="start" style:justify-single-word="false" fo:orphans="2" fo:widows="2" fo:text-indent="0in" style:auto-text-indent="false" style:writing-mode="lr-tb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left="0in" fo:margin-right="0in" fo:margin-top="0in" fo:margin-bottom="0.2075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left="0in" fo:margin-right="0in" fo:margin-top="0in" fo:margin-bottom="0.1555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left="0in" fo:margin-right="0in" fo:margin-top="0in" fo:margin-bottom="0.1035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left="0in" fo:margin-right="0in" fo:margin-top="0in" fo:margin-bottom="0.0508in" style:contextual-spacing="false" fo:text-indent="0in" style:auto-text-indent="false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loext:opacity="100%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Open Sans" fo:font-family="'Ope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Open Sans" fo:font-family="'Ope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7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uerpo_20_de_20_texto" style:display-name="Cuerpo de texto" style:family="paragraph" style:default-outline-level="">
      <style:paragraph-properties fo:margin-top="0in" fo:margin-bottom="0.1472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4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5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6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7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25z8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left="0in" fo:margin-right="0in" fo:margin-top="0in" fo:margin-bottom="0.117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left="0in" fo:margin-right="0in" fo:margin-top="0in" fo:margin-bottom="0.039in" style:contextual-spacing="false" fo:text-indent="0in" style:auto-text-indent="false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 fo:orphans="2" fo:widows="2" style:writing-mode="lr-tb"/>
      <style:text-properties fo:color="#333333" loext:opacity="100%" style:text-outline="false" style:text-line-through-style="none" style:text-line-through-type="none" style:font-name="Mangal1" fo:font-family="Mangal" style:font-family-generic="roman" style:font-pitch="variable" fo:font-size="4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bold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Mangal1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paragraph-properties fo:text-align="start" style:justify-single-word="false" fo:orphans="2" fo:widows="2" style:writing-mode="lr-tb"/>
      <style:text-properties style:font-name="Open Sans" fo:font-family="'Open Sans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1" fo:font-size="8pt" style:font-size-asian="8pt" style:font-size-complex="8pt"/>
    </style:style>
    <style:style style:name="MP2" style:family="paragraph" style:parent-style-name="Footer">
      <style:text-properties style:font-name="Verdana1"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style:font-name="Verdana1" fo:font-size="8pt" officeooo:rsid="001f308c" officeooo:paragraph-rsid="001f308c" style:font-size-asian="8pt" style:font-size-complex="8pt"/>
    </style:style>
    <style:style style:name="MT1" style:family="text">
      <style:text-properties officeooo:rsid="00142c9c"/>
    </style:style>
    <style:style style:name="MT2" style:family="text">
      <style:text-properties officeooo:rsid="001cfd06"/>
    </style:style>
    <style:style style:name="MT3" style:family="text">
      <style:text-properties officeooo:rsid="0021d7a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º DAW</text:span> – <text:span text:style-name="MT1">EDD </text:span><text:tab/><text:tab/><text:span text:style-name="MT2">Práctica</text:span> <text:span text:style-name="MT3">1. Ciclos de Vida</text:span></text:p>
      </style:header>
      <style:footer>
        <text:p text:style-name="MP2"><text:page-number text:select-page="current">4</text:page-number><text:tab/><text:tab/>IES María Enríquez</text:p>
        <text:p text:style-name="MP3"/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1-10-06T18:15:03.795789388</dc:date>
    <meta:editing-duration>PT5H26M41S</meta:editing-duration>
    <meta:editing-cycles>56</meta:editing-cycles>
    <meta:generator>LibreOffice/7.2.1.2$Linux_X86_64 LibreOffice_project/2c9f9a7aa7c967a1b7ec3448959cff87b32f6580</meta:generator>
    <meta:document-statistic meta:table-count="3" meta:image-count="0" meta:object-count="0" meta:page-count="4" meta:paragraph-count="43" meta:word-count="566" meta:character-count="3576" meta:non-whitespace-character-count="3042"/>
  </office:meta>
</office:document-meta>
</file>